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E86B489E095ACC6.png" manifest:media-type="image/png"/>
  <manifest:file-entry manifest:full-path="Pictures/1000000100000780000004389DAEDD80EAA0BD18.png" manifest:media-type="image/png"/>
  <manifest:file-entry manifest:full-path="Pictures/10000001000007360000041D68D2BAA7D4A092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550" officeooo:paragraph-rsid="0008f5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U du 02/01/2023</text:p>
      <text:p text:style-name="P1"/>
      <text:p text:style-name="P1"><draw:frame draw:style-name="fr2" draw:name="Image1" text:anchor-type="char" svg:width="11.337cm" svg:height="6.466cm" draw:z-index="0"><draw:image xlink:href="Pictures/10000001000007360000041D68D2BAA7D4A0922A.png" xlink:type="simple" xlink:show="embed" xlink:actuate="onLoad" draw:mime-type="image/png"/></draw:frame><draw:frame draw:style-name="fr1" draw:name="Image2" text:anchor-type="char" svg:x="0.552cm" svg:y="7.29cm" svg:width="15.856cm" svg:height="8.918cm" draw:z-index="1"><draw:image xlink:href="Pictures/1000000100000780000004389DAEDD80EAA0BD18.png" xlink:type="simple" xlink:show="embed" xlink:actuate="onLoad" draw:mime-type="image/png"/></draw:frame><draw:frame draw:style-name="fr1" draw:name="Image3" text:anchor-type="char" svg:x="0.418cm" svg:y="16.824cm" svg:width="16.134cm" svg:height="9.075cm" draw:z-index="2"><draw:image xlink:href="Pictures/100000010000078000000438AE86B489E095AC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0:35:34.349615851</meta:creation-date>
    <dc:date>2023-01-02T10:40:30.457587566</dc:date>
    <meta:editing-duration>PT4M57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1" meta:word-count="3" meta:character-count="19" meta:non-whitespace-character-count="17"/>
  </office:meta>
</office:document-meta>
</file>